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951in" table:align="right"/>
    </style:style>
    <style:style style:name="Table1.A" style:family="table-column">
      <style:table-column-properties style:column-width="0.7507in"/>
    </style:style>
    <style:style style:name="Table1.B" style:family="table-column">
      <style:table-column-properties style:column-width="5.1444in"/>
    </style:style>
    <style:style style:name="Table1.A1" style:family="table-cell">
      <style:table-cell-properties fo:padding="0.0382in" fo:border="none"/>
    </style:style>
    <style:style style:name="Table2" style:family="table">
      <style:table-properties style:width="5.8951in" table:align="right"/>
    </style:style>
    <style:style style:name="Table2.A" style:family="table-column">
      <style:table-column-properties style:column-width="0.7507in"/>
    </style:style>
    <style:style style:name="Table2.B" style:family="table-column">
      <style:table-column-properties style:column-width="5.1444in"/>
    </style:style>
    <style:style style:name="Table2.A1" style:family="table-cell">
      <style:table-cell-properties fo:padding="0.0382in" fo:border="none"/>
    </style:style>
    <style:style style:name="P1"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4" style:family="paragraph" style:parent-style-name="Text_20_body">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5" style:family="paragraph" style:parent-style-name="Text_20_body">
      <style:paragraph-properties fo:text-align="justify" style:justify-single-word="false"/>
      <style:text-properties fo:color="#000000" style:font-name="Times New Roman" fo:language="en" fo:country="US" style:text-underline-style="none" fo:font-weight="bold" style:language-asian="zxx" style:country-asian="none" style:font-weight-asian="bold" style:language-complex="zxx" style:country-complex="none" style:font-weight-complex="bold"/>
    </style:style>
    <style:style style:name="P6" style:family="paragraph" style:parent-style-name="Text_20_body">
      <style:paragraph-properties fo:text-align="justify" style:justify-single-word="false"/>
      <style:text-properties fo:color="#000000" style:font-name="Times New Roman" fo:language="en" fo:country="US"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7" style:family="paragraph" style:parent-style-name="Text_20_body">
      <style:paragraph-properties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8" style:family="paragraph" style:parent-style-name="Text_20_body">
      <style:paragraph-properties fo:text-align="justify" style:justify-single-word="false"/>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Courier New"/>
    </style:style>
    <style:style style:name="P11" style:family="paragraph" style:parent-style-name="Text_20_body">
      <style:paragraph-properties fo:margin-top="0in" fo:margin-bottom="0in"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2" style:family="paragraph" style:parent-style-name="Text_20_body">
      <style:paragraph-properties fo:margin-top="0in" fo:margin-bottom="0in" fo:text-align="justify" style:justify-single-word="false"/>
      <style:text-properties fo:color="#000000" style:font-name="Courier New" fo:font-size="10pt" fo:language="en" fo:country="US" style:text-underline-style="none" fo:font-weight="bold" style:font-size-asian="10pt" style:language-asian="zxx" style:country-asian="none" style:font-weight-asian="bold" style:font-size-complex="10pt" style:language-complex="zxx" style:country-complex="none" style:font-weight-complex="bold"/>
    </style:style>
    <style:style style:name="P13" style:family="paragraph" style:parent-style-name="Table_20_Contents">
      <style:paragraph-properties fo:text-align="justify" style:justify-single-word="false"/>
      <style:text-properties style:font-name="Times New Roman" fo:language="en" fo:country="US"/>
    </style:style>
    <style:style style:name="P14" style:family="paragraph" style:parent-style-name="Table_20_Contents">
      <style:paragraph-properties fo:margin-top="0in" fo:margin-bottom="0.0598in" fo:text-align="justify" style:justify-single-word="false"/>
      <style:text-properties style:font-name="Times New Roman" fo:language="en" fo:country="US"/>
    </style:style>
    <style:style style:name="P15" style:family="paragraph" style:parent-style-name="Horizontal_20_Lin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6" style:family="paragraph" style:parent-style-name="Table_20_Contents" style:list-style-name="L1">
      <style:paragraph-properties fo:margin-top="0in" fo:margin-bottom="0.0598in" fo:text-align="justify" style:justify-single-word="false"/>
      <style:text-properties style:font-name="Times New Roman" fo:language="en" fo:country="US"/>
    </style:style>
    <style:style style:name="P17" style:family="paragraph" style:parent-style-name="Heading_20_1">
      <style:text-properties fo:color="#000000" fo:language="en" fo:country="US" style:text-underline-style="solid" style:text-underline-width="auto" style:text-underline-color="font-color" style:language-asian="zxx" style:country-asian="none" style:language-complex="zxx" style:country-complex="none"/>
    </style:style>
    <style:style style:name="P18" style:family="paragraph" style:parent-style-name="Heading_20_1">
      <style:paragraph-properties fo:text-align="justify" style:justify-single-word="false"/>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P19" style:family="paragraph" style:parent-style-name="Heading_20_1">
      <style:text-properties fo:language="en" fo:country="US"/>
    </style:style>
    <style:style style:name="P20" style:family="paragraph" style:parent-style-name="Text_20_body">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P21" style:family="paragraph" style:parent-style-name="Text_20_body">
      <style:paragraph-properties fo:text-align="justify" style:justify-single-word="false"/>
    </style:style>
    <style:style style:name="T1"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2" style:family="text">
      <style:text-properties fo:color="#000000" style:font-name="Courier New" fo:language="en" fo:country="US" style:text-underline-style="none" fo:font-weight="normal" style:language-asian="zxx" style:country-asian="none" style:font-weight-asian="normal" style:language-complex="zxx" style:country-complex="none" style:font-weight-complex="normal"/>
    </style:style>
    <style:style style:name="T3" style:family="text">
      <style:text-properties fo:color="#000000" style:font-name="Times New Roman" fo:language="en" fo:country="US" style:text-underline-style="none" fo:font-weight="normal" style:language-asian="zxx" style:country-asian="none" style:font-weight-asian="normal" style:language-complex="zxx" style:country-complex="none" style:font-weight-complex="normal"/>
    </style:style>
    <style:style style:name="T4" style:family="text">
      <style:text-properties fo:color="#000000" fo:language="en" fo:country="US" style:text-underline-style="none" fo:font-weight="normal" style:language-asian="zxx" style:country-asian="none" style:font-weight-asian="normal" style:language-complex="zxx" style:country-complex="none" style:font-weight-complex="normal"/>
    </style:style>
    <style:style style:name="T5" style:family="text">
      <style:text-properties fo:color="#000000" fo:language="en" fo:country="US" style:text-underline-style="none" fo:font-weight="bold" style:language-asian="zxx" style:country-asian="none" style:font-weight-asian="bold" style:language-complex="zxx" style:country-complex="none" style:font-weight-complex="bold"/>
    </style:style>
    <style:style style:name="T6" style:family="text">
      <style:text-properties fo:font-style="italic" style:font-style-asian="italic" style:font-style-complex="italic"/>
    </style:style>
    <style:style style:name="T7" style:family="text">
      <style:text-properties style:font-name="Courier New"/>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color="#c5000b"/>
    </style:style>
    <text:list-style style:name="L1">
      <text:list-level-style-number text:level="1" text:style-name="Numbering_20_Symbols"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55942560" text:id="ct255942560">
          <text:insertion>
            <office:change-info>
              <dc:creator>wlodek </dc:creator>
              <dc:date>2016-04-10T14:59:00</dc:date>
            </office:change-info>
          </text:insertion>
        </text:changed-region>
        <text:changed-region xml:id="ct253380104" text:id="ct253380104">
          <text:deletion>
            <office:change-info>
              <dc:creator>wlodek </dc:creator>
              <dc:date>2016-03-03T16:15:00</dc:date>
            </office:change-info>
            <text:p text:style-name="P1">February 24</text:p>
          </text:deletion>
        </text:changed-region>
        <text:changed-region xml:id="ct253379480" text:id="ct253379480">
          <text:insertion>
            <office:change-info>
              <dc:creator>wlodek </dc:creator>
              <dc:date>2016-03-03T10:01:00</dc:date>
            </office:change-info>
          </text:insertion>
        </text:changed-region>
        <text:changed-region xml:id="ct253378336" text:id="ct253378336">
          <text:insertion>
            <office:change-info>
              <dc:creator>wlodek </dc:creator>
              <dc:date>2016-03-03T10:02:00</dc:date>
            </office:change-info>
          </text:insertion>
        </text:changed-region>
        <text:changed-region xml:id="ct253377192" text:id="ct253377192">
          <text:insertion>
            <office:change-info>
              <dc:creator>wlodek </dc:creator>
              <dc:date>2016-03-03T10:02:00</dc:date>
            </office:change-info>
          </text:insertion>
        </text:changed-region>
        <text:changed-region xml:id="ct253380312" text:id="ct253380312">
          <text:insertion>
            <office:change-info>
              <dc:creator>wlodek </dc:creator>
              <dc:date>2016-03-03T10:03:00</dc:date>
            </office:change-info>
          </text:insertion>
        </text:changed-region>
        <text:changed-region xml:id="ct253378440" text:id="ct253378440">
          <text:insertion>
            <office:change-info>
              <dc:creator>wlodek </dc:creator>
              <dc:date>2016-03-03T10:04:00</dc:date>
            </office:change-info>
          </text:insertion>
        </text:changed-region>
        <text:changed-region xml:id="ct253378752" text:id="ct253378752">
          <text:insertion>
            <office:change-info>
              <dc:creator>wlodek </dc:creator>
              <dc:date>2016-03-03T10:04:00</dc:date>
            </office:change-info>
          </text:insertion>
        </text:changed-region>
        <text:changed-region xml:id="ct253378856" text:id="ct253378856">
          <text:insertion>
            <office:change-info>
              <dc:creator>wlodek </dc:creator>
              <dc:date>2016-03-19T12:13:00</dc:date>
            </office:change-info>
          </text:insertion>
        </text:changed-region>
        <text:changed-region xml:id="ct253377296" text:id="ct253377296">
          <text:insertion>
            <office:change-info>
              <dc:creator>wlodek </dc:creator>
              <dc:date>2016-03-19T12:14:00</dc:date>
            </office:change-info>
          </text:insertion>
        </text:changed-region>
        <text:changed-region xml:id="ct253379584" text:id="ct253379584">
          <text:insertion>
            <office:change-info>
              <dc:creator>wlodek </dc:creator>
              <dc:date>2016-03-19T12:15:00</dc:date>
            </office:change-info>
          </text:insertion>
        </text:changed-region>
        <text:changed-region xml:id="ct253379168" text:id="ct253379168">
          <text:insertion>
            <office:change-info>
              <dc:creator>wlodek </dc:creator>
              <dc:date>2016-03-19T12:16:00</dc:date>
            </office:change-info>
          </text:insertion>
        </text:changed-region>
        <text:changed-region xml:id="ct253379272" text:id="ct253379272">
          <text:insertion>
            <office:change-info>
              <dc:creator>wlodek </dc:creator>
              <dc:date>2016-03-19T12:17:00</dc:date>
            </office:change-info>
          </text:insertion>
        </text:changed-region>
        <text:changed-region xml:id="ct253377504" text:id="ct253377504">
          <text:insertion>
            <office:change-info>
              <dc:creator>wlodek </dc:creator>
              <dc:date>2016-03-19T12:18:00</dc:date>
            </office:change-info>
          </text:insertion>
        </text:changed-region>
        <text:changed-region xml:id="ct253379688" text:id="ct253379688">
          <text:insertion>
            <office:change-info>
              <dc:creator>wlodek </dc:creator>
              <dc:date>2016-03-03T15:11:00</dc:date>
            </office:change-info>
          </text:insertion>
        </text:changed-region>
        <text:changed-region xml:id="ct253380416" text:id="ct253380416">
          <text:insertion>
            <office:change-info>
              <dc:creator>wlodek </dc:creator>
              <dc:date>2016-03-03T15:12:00</dc:date>
            </office:change-info>
          </text:insertion>
        </text:changed-region>
        <text:changed-region xml:id="ct253380624" text:id="ct253380624">
          <text:insertion>
            <office:change-info>
              <dc:creator>wlodek </dc:creator>
              <dc:date>2016-03-03T15:13:00</dc:date>
            </office:change-info>
          </text:insertion>
        </text:changed-region>
        <text:changed-region xml:id="ct253380520" text:id="ct253380520">
          <text:insertion>
            <office:change-info>
              <dc:creator>wlodek </dc:creator>
              <dc:date>2016-03-03T15:14:00</dc:date>
            </office:change-info>
          </text:insertion>
        </text:changed-region>
        <text:changed-region xml:id="ct253380936" text:id="ct253380936">
          <text:insertion>
            <office:change-info>
              <dc:creator>wlodek </dc:creator>
              <dc:date>2016-03-03T15:16:00</dc:date>
            </office:change-info>
          </text:insertion>
        </text:changed-region>
        <text:changed-region xml:id="ct253380728" text:id="ct253380728">
          <text:insertion>
            <office:change-info>
              <dc:creator>wlodek </dc:creator>
              <dc:date>2016-03-03T15:17:00</dc:date>
            </office:change-info>
          </text:insertion>
        </text:changed-region>
        <text:changed-region xml:id="ct253380832" text:id="ct253380832">
          <text:insertion>
            <office:change-info>
              <dc:creator>wlodek </dc:creator>
              <dc:date>2016-03-03T15:24:00</dc:date>
            </office:change-info>
          </text:insertion>
        </text:changed-region>
        <text:changed-region xml:id="ct253381040" text:id="ct253381040">
          <text:deletion>
            <office:change-info>
              <dc:creator>wlodek </dc:creator>
              <dc:date>2016-03-03T15:27:00</dc:date>
            </office:change-info>
            <text:p text:style-name="P2"><text:span text:style-name="T1"/></text:p>
            <text:p text:style-name="P2"><text:span text:style-name="T1"/></text:p>
          </text:deletion>
        </text:changed-region>
        <text:changed-region xml:id="ct255939856" text:id="ct255939856">
          <text:insertion>
            <office:change-info>
              <dc:creator>wlodek </dc:creator>
              <dc:date>2016-04-10T14:56:00</dc:date>
            </office:change-info>
          </text:insertion>
        </text:changed-region>
        <text:changed-region xml:id="ct255940064" text:id="ct255940064">
          <text:insertion>
            <office:change-info>
              <dc:creator>wlodek </dc:creator>
              <dc:date>2016-04-10T14:57:00</dc:date>
            </office:change-info>
          </text:insertion>
        </text:changed-region>
        <text:changed-region xml:id="ct252766992" text:id="ct252766992">
          <text:insertion>
            <office:change-info>
              <dc:creator>wlodek </dc:creator>
              <dc:date>2016-03-03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UART plugin implementing OSSI version 1.5</text:h>
      <text:p text:style-name="P1"/>
      <text:p text:style-name="P1"><text:change-start text:change-id="ct255942560"/>April 10<text:change-end text:change-id="ct255942560"/><text:change text:change-id="ct253380104"/>, 2016</text:p>
      <text:p text:style-name="P4"/>
      <text:h text:style-name="P19" text:outline-level="1">Preamble</text:h>
      <text:p text:style-name="P4">This is an ad-hoc documentation of the plugin (to piter and udaemon) providing user-friendly hooks for the OSS interface.</text:p>
      <text:p text:style-name="P4">This version is just the staring point. First I merged two separate plugins from Version 1.0: one for udaemon, the other for piter, into a single, unified file (named <text:span text:style-name="T6">shared_plug.tcl</text:span>) which can be used by both programs. The combined file provided a kind of “standard” framework for developing our target plugin, as well as similar plugins, in the future. Second, on June 20, I programmed the first set of commands (responses, replies) into the plugin according to our Interface Specification document for Alphanet 1.5, 2.0 ATOL (plus some clarifications inspired by Wlodek's work on actually implementing that interface in the Peg). Today (June 30), I fixed a few problems and added a couple of missing commands. I have also tested the plugin with udaemon.</text:p>
      <text:h text:style-name="P19" text:outline-level="1">Organization of shared plugins</text:h>
      <text:p text:style-name="P4">It makes sense to name the new plugin file <text:span text:style-name="T6">shared_plug.tcl</text:span>. When looking for a default plugin, piter now looks first for <text:span text:style-name="T6">piter_plug.tcl</text:span> and then for <text:span text:style-name="T6">shared_plug.tcl</text:span>. Similarly, udaemon first tries to open <text:span text:style-name="T6">uplug.tcl</text:span> and, when that fails, tries <text:span text:style-name="T6">shared_plug.tcl</text:span>. So any program-specific files take precedence over the shared plugin. To avoid confusion, we shall only keep a single (shared) version of the UART plugin with Alphanet 1.5.</text:p>
      <text:p text:style-name="P4">As described in the <text:span text:style-name="T6">Serial</text:span> document, piter and udaemon expect different views of their plugins. This is because the two programs operate in different environments and see different things.</text:p>
      <text:p text:style-name="P4">Thus, piter is expected to connect to one specific device looking like a single UART, i.e., its most important connection parameter is the device identifier. The plugin, in this case, knows that it will be working with a single device (in a single instance at a time).</text:p>
      <text:p text:style-name="P4">On the other hand, udaemon may handle multiple UART connections at the same time. Consequently, the plugin must be prepared to be active in several (independent) instances simultaneously.</text:p>
      <text:p text:style-name="P4">The environment-specific functions have been isolated from the plugin and moved to the end of the plugin file. I assume that their role is purely adaptive, i.e., their shape has been fixed. The beef of the plugin will be programmed entirely in an environment-independent fashion.</text:p>
      <text:p text:style-name="P4">The plugin can tell whether it runs under piter or under udaemon by performing this test:</text:p>
      <text:p text:style-name="P11"><text:soft-page-break/><text:tab/><text:span text:style-name="T8">global PM</text:span></text:p>
      <text:p text:style-name="P12"><text:tab/>…</text:p>
      <text:p text:style-name="P12"><text:tab/>if [info exists PM(DPF)] {</text:p>
      <text:p text:style-name="P12"><text:tab/><text:tab/>… piter</text:p>
      <text:p text:style-name="P12"><text:tab/>} else {</text:p>
      <text:p text:style-name="P12"><text:tab/><text:tab/>… udaemon</text:p>
      <text:p text:style-name="P7"><text:tab/>}</text:p>
      <text:p text:style-name="P4">This test is performed only once in the plugin, in the adaptation part, in order to define the right set of interface functions expected by the caller.</text:p>
      <text:h text:style-name="P19" text:outline-level="1">Command syntax</text:h>
      <text:p text:style-name="P4">The plugin borrows quite heavily from the OSS script which I programmed some time ago hoping that it would provide a unifying tool for implementing command line OSS interfaces for packet-oriented communication over UART. The <text:span text:style-name="T10">OSS</text:span> document (in PICOS/Docs) describes some of the underlying features in detail. The present implementation is based on a subset of those features.</text:p>
      <text:p text:style-name="P4">A command (as entered by the user into the UART window) is a line of text starting with a keyword followed by arguments which roughly follow the general syntax of Tcl statements. This means that arguments to commands often look like Tcl selectors and options, e.g.,</text:p>
      <text:p text:style-name="P4"><text:tab/>control -echo off -dump 3</text:p>
      <text:p text:style-name="P4">Any unique abbreviations of command keywords as well as option names can be used, so, in particular (with the present configuration of commands), the above line is equivalent to:</text:p>
      <text:p text:style-name="P4"><text:tab/>c -e off -d 3</text:p>
      <text:p text:style-name="P4">I have removed the previous built-in Renesas emulator. Instead, it is now possible to run looped scripts (command sequences) from files. The “emulator” was in fact doing pretty much that in a rather rigid fashion.</text:p>
      <text:p text:style-name="P4">Note that so far I have implemented a subset of the required commands, responses, and reports. Adding more should now be easy, so I will wait until things settle down a bit. The subset may in fact do for version 1.5.</text:p>
      <text:p text:style-name="P4">Some commands directly translate into sequences of bytes sent to the node, some other commands (notably control, see above) are internal. There is no syntactic distinction between the two kinds.</text:p>
      <text:p text:style-name="P4">A line whose first non-blank character is # is treated as a comment and ignored. A line whose first non-blank character is colon (:) is assumed to contain a Tcl script (whatever follows the colon until the end of line). The script is executed in its own namespace. Before a command line is parsed, it is subjected to Tcl “substitution” (for variables and functions) in that namespace. This basically means that you can use variables and/or functions, e.g.,</text:p>
      <text:p text:style-name="P11"><text:tab/>:set dumplevel 3</text:p>
      <text:p text:style-name="P4"><text:tab/>control -dump $dumplevel</text:p>
      <text:p text:style-name="P4">or</text:p>
      <text:p text:style-name="P11"><text:soft-page-break/><text:tab/>:proc pars { i } { return "-mask $i -tags 4 5 6 7" }</text:p>
      <text:p text:style-name="P4"><text:tab/>setassoc [pars 3]</text:p>
      <text:p text:style-name="P4">This isn't probably extremely useful (well, maybe in callback files – see below), but comes almost for free.</text:p>
      <text:h text:style-name="P19" text:outline-level="1">Internal commands</text:h>
      <text:p text:style-name="P4">Two commands are “special” in the sense that they do not directly transform into data sent to the node. One of them is:</text:p>
      <text:p text:style-name="P11"><text:tab/><text:span text:style-name="T9">control</text:span> <text:tab/>-nodeid nid </text:p>
      <text:p text:style-name="P11"><text:tab/><text:tab/><text:tab/>-confirm ack|opref|both|off</text:p>
      <text:p text:style-name="P11"><text:tab/><text:tab/><text:tab/>-dump dlev</text:p>
      <text:p text:style-name="P11"><text:tab/><text:tab/><text:tab/>-echo on|off|scripts</text:p>
      <text:p text:style-name="P11"><text:tab/><text:tab/><text:tab/>-repeat nrep</text:p>
      <text:p text:style-name="P11"><text:tab/><text:tab/><text:tab/>-quiet on|off|acks|replicates</text:p>
      <text:p text:style-name="P4"><text:tab/><text:tab/><text:tab/>-show</text:p>
      <text:p text:style-name="P4">All parameters are optional. Their meaning is described below.</text:p>
      <table:table table:name="Table1" table:style-name="Table1">
        <table:table-column table:style-name="Table1.A"/>
        <table:table-column table:style-name="Table1.B"/>
        <table:table-row>
          <table:table-cell table:style-name="Table1.A1" office:value-type="string">
            <text:p text:style-name="P13">-nodeid</text:p>
          </table:table-cell>
          <table:table-cell table:style-name="Table1.A1" office:value-type="string">
            <text:p text:style-name="P13">Sets the Node Id as known by the plugin (to be <text:span text:style-name="T11">automatically</text:span> inserted into outgoing commands). Note that it doesn't request the Peg to set its actual Node Id to the specified value (see setparams below), only informs the plugin about the Peg's Node Id. By default, the Node Id is undefined and set to zero in all outgoing commands.</text:p>
          </table:table-cell>
        </table:table-row>
        <table:table-row>
          <table:table-cell table:style-name="Table1.A1" office:value-type="string">
            <text:p text:style-name="P13">-confirm</text:p>
          </table:table-cell>
          <table:table-cell table:style-name="Table1.A1" office:value-type="string">
            <text:p text:style-name="P13">The parameter sets flags that determine whether the commands issued to the node should request acknowledgments: frame level (ack), command level (opref), or both. This basically means setting the most significant bit of frame sequence number (seq) and/or op_ref in the outgoing commands. Note that off clears both flags. Also note (see below) that these flags can be set individually for every outgoing command, so the flags defined this way only represent defaults. Initially -confirm is “both” (requesting acknowledgments on both levels).</text:p>
          </table:table-cell>
        </table:table-row>
        <table:table-row>
          <table:table-cell table:style-name="Table1.A1" office:value-type="string">
            <text:p text:style-name="P13">-dump</text:p>
          </table:table-cell>
          <table:table-cell table:style-name="Table1.A1" office:value-type="string">
            <text:p text:style-name="P14">The parameter sets the dump level telling the plugin what information should be "dumped" to the terminal. The values are:</text:p>
            <text:list xml:id="list7617456843514226957" text:style-name="L1">
              <text:list-item>
                <text:p text:style-name="P16">Dump nothing.</text:p>
              </text:list-item>
              <text:list-item>
                <text:p text:style-name="P16">Dump outgoing command packets (marked with <text:span text:style-name="T7">--&gt;</text:span>), unrecognizable (erroneous) received packets (marked <text:span text:style-name="T7">&lt;-E</text:span>), received responses and reports (marked <text:span text:style-name="T7">&lt;-O</text:span>). Also, when dump is 1 or more, the plugin will notify the user whenever a callback script starts or completes.</text:p>
              </text:list-item>
              <text:list-item>
                <text:p text:style-name="P16">Additionally the plugin will dump non-redundant received ACKs (marked <text:span text:style-name="T7">&lt;-A</text:span>) and replicates (marked <text:span text:style-name="T7">&lt;-R</text:span>), but only if they have not been silenced with -quiet (see below) plus all outgoing ACKs (marked <text:span text:style-name="T7">A-&gt;</text:span>). Also, the plugin will notify the user about all activations (not only startups and completions) of callback scripts.</text:p>
              </text:list-item>
              <text:list-item>
                <text:p text:style-name="P16">Additionally the plugin will report all packets that are ignored, <text:soft-page-break/>because they don't match the node Id assumed by the plugin. Such packets will be marked with <text:span text:style-name="T7">&lt;-N.</text:span></text:p>
              </text:list-item>
            </text:list>
            <text:p text:style-name="P14">The default value of this parameter is 3.</text:p>
          </table:table-cell>
        </table:table-row>
        <table:table-row>
          <table:table-cell table:style-name="Table1.A1" office:value-type="string">
            <text:p text:style-name="P13">-echo</text:p>
          </table:table-cell>
          <table:table-cell table:style-name="Table1.A1" office:value-type="string">
            <text:p text:style-name="P13">The option tell the script whether the commands entered by the user should be echoed to the terminal. The default is "on" which means all manually entered commands, but not the commands entered from callback files (scripts). By setting the option to "scripts", you make sure that all outgoing commands will be echoed to the terminal. </text:p>
          </table:table-cell>
        </table:table-row>
        <table:table-row>
          <table:table-cell table:style-name="Table1.A1" office:value-type="string">
            <text:p text:style-name="P13">-repeat</text:p>
          </table:table-cell>
          <table:table-cell table:style-name="Table1.A1" office:value-type="string">
            <text:p text:style-name="P13">The argument is a number between 0 and 9 telling how many times every outgoing command should be repeated (replicated). The default is zero meaning that every command will be issued just once. Note that repeating doesn't change the commands sequence (or opref) number. Similar to -confirm, this is merely a default, because the repeat count can be specified individually on a per-command basis.</text:p>
          </table:table-cell>
        </table:table-row>
        <table:table-row>
          <table:table-cell table:style-name="Table1.A1" office:value-type="string">
            <text:p text:style-name="P13">-quiet</text:p>
          </table:table-cell>
          <table:table-cell table:style-name="Table1.A1" office:value-type="string">
            <text:p text:style-name="P13">The argument tells whether to report ACKs and replicates of responses or reports. When "on" none of those are reported. The argument indicates what should be silenced (i.e., not reported), e.g., -quiet acks means that ACKs will not be reported. Note that "off" will cause replicate ACKs to be reported as well. The default if off.</text:p>
          </table:table-cell>
        </table:table-row>
        <table:table-row>
          <table:table-cell table:style-name="Table1.A1" office:value-type="string">
            <text:p text:style-name="P13">-show</text:p>
          </table:table-cell>
          <table:table-cell table:style-name="Table1.A1" office:value-type="string">
            <text:p text:style-name="P13">When this option is present (it takes no value), the plugin will show the present configuration of options.</text:p>
          </table:table-cell>
        </table:table-row>
      </table:table>
      <text:p text:style-name="P6"/>
      <text:p text:style-name="P4">The plugin will ignore a frame whose Node Id is different from the one known to the plugin, but only if the plugin does know the Node Id (it has been set with control -nodeid). The plugin never ignores responses whose payloads specify different Node Id's and reports them all (except for silenced replicates).</text:p>
      <text:p text:style-name="P4">Here is the command to handle callback scripts:</text:p>
      <text:p text:style-name="P11"><text:tab/><text:span text:style-name="T9">script</text:span><text:tab/>-loop delay</text:p>
      <text:p text:style-name="P11"><text:tab/><text:tab/>-count ntimes</text:p>
      <text:p text:style-name="P11"><text:tab/><text:tab/>-name id</text:p>
      <text:p text:style-name="P11"><text:tab/><text:tab/>-abort id … id</text:p>
      <text:p text:style-name="P11"><text:tab/><text:tab/>-show</text:p>
      <text:p text:style-name="P4"><text:tab/><text:tab/>filename</text:p>
      <text:p text:style-name="P4">A callback script is simply a sequence of commands stored in a file. The file can be run periodically at the specified intervals and (optionally) a prescribed number of times. At present those scripts operate blindly, i.e., they receive no feedback from the node. We shall see if this needs to be corrected.</text:p>
      <table:table table:name="Table2" table:style-name="Table2">
        <table:table-column table:style-name="Table2.A"/>
        <table:table-column table:style-name="Table2.B"/>
        <table:table-row>
          <table:table-cell table:style-name="Table2.A1" office:value-type="string">
            <text:p text:style-name="P13">-loop</text:p>
          </table:table-cell>
          <table:table-cell table:style-name="Table2.A1" office:value-type="string">
            <text:p text:style-name="P13">The argument specifies the delay between two consecutive invocations (runs) of the script in seconds. Without this argument, the script will be executed once (-count is then illegal) and immediately (providing a way to encapsulate a bunch of commands into a simple “macro”).</text:p>
          </table:table-cell>
        </table:table-row>
        <table:table-row>
          <table:table-cell table:style-name="Table2.A1" office:value-type="string">
            <text:p text:style-name="P13">-count</text:p>
          </table:table-cell>
          <table:table-cell table:style-name="Table2.A1" office:value-type="string">
            <text:p text:style-name="P13">Tells how many times the script should be run. Zero (the default) means infinitely (i.e., until explicitly aborted).</text:p>
          </table:table-cell>
        </table:table-row>
        <text:soft-page-break/>
        <table:table-row>
          <table:table-cell table:style-name="Table2.A1" office:value-type="string">
            <text:p text:style-name="P13">-name</text:p>
          </table:table-cell>
          <table:table-cell table:style-name="Table2.A1" office:value-type="string">
            <text:p text:style-name="P13">Assigns a name (Id) to the script. If absent, the script will be assigned some standard Id (which will be shown to the user).</text:p>
          </table:table-cell>
        </table:table-row>
        <table:table-row>
          <table:table-cell table:style-name="Table2.A1" office:value-type="string">
            <text:p text:style-name="P13">filename</text:p>
          </table:table-cell>
          <table:table-cell table:style-name="Table2.A1" office:value-type="string">
            <text:p text:style-name="P13">This is the name of the file containing the script as visible from the place where piter (or udaemon) has been called. This must be the last argument of the command.</text:p>
          </table:table-cell>
        </table:table-row>
        <table:table-row>
          <table:table-cell table:style-name="Table2.A1" office:value-type="string">
            <text:p text:style-name="P13">-abort</text:p>
          </table:table-cell>
          <table:table-cell table:style-name="Table2.A1" office:value-type="string">
            <text:p text:style-name="P13">This argument indicates a request to abort the specified scripts (by Id). Arguments -loop, -count, and filename are illegal; -name can be used as an alternative way to provide the list of script Id's.</text:p>
          </table:table-cell>
        </table:table-row>
        <table:table-row>
          <table:table-cell table:style-name="Table2.A1" office:value-type="string">
            <text:p text:style-name="P13">-show</text:p>
          </table:table-cell>
          <table:table-cell table:style-name="Table2.A1" office:value-type="string">
            <text:p text:style-name="P13">Lists the scripts currently active with their Id's, delays, and remaining counts.</text:p>
          </table:table-cell>
        </table:table-row>
      </table:table>
      <text:p text:style-name="P6"/>
      <text:h text:style-name="Heading_20_1" text:outline-level="1">Interface commands</text:h>
      <text:p text:style-name="P4">These commands translate into some sequences of bytes that are actually sent to the node.</text:p>
      <text:p text:style-name="P15"/>
      <text:p text:style-name="P11"><text:tab/><text:span text:style-name="T9">send</text:span><text:tab/>-ack yes|no</text:p>
      <text:p text:style-name="P11"><text:tab/><text:tab/>-response yes|no</text:p>
      <text:p text:style-name="P11"><text:tab/><text:tab/>-sequence seq</text:p>
      <text:p text:style-name="P11"><text:tab/><text:tab/><text:span text:style-name="T11">-local nidl</text:span></text:p>
      <text:p text:style-name="P11"><text:tab/><text:tab/>-opref<text:tab/>opref</text:p>
      <text:p text:style-name="P11"><text:tab/><text:tab/><text:span text:style-name="T11">-remote nidr</text:span></text:p>
      <text:p text:style-name="P11"><text:tab/><text:tab/>-repeat count</text:p>
      <text:p text:style-name="P4"><text:tab/><text:tab/>list-of-values</text:p>
      <text:p text:style-name="P4">This command sends the list of raw byte values to the node framed as a formally valid command. The first byte from the list-of-values is used as the opcode and the remaining bytes constitute the payload. The dispatched sequence has this format:</text:p>
      <text:p text:style-name="P4"><text:tab/>seq <text:span text:style-name="T11">nidl nidl</text:span> opcode opref <text:span text:style-name="T11">nidr nidr</text:span> payload</text:p>
      <text:p text:style-name="P4">All arguments are optional. <text:span text:style-name="T11">By default (this applies to all commands), both Node Id's <text:s/>(i.e., nidl and nidr) are set to the official Node Id (assigned to the plugin with the control command). If no Node Id has been assigned, 0 is assumed. Also, the </text:span>sequence and opref numbers are generated and incremented automatically (starting from 1 for the sequence number and from 0 for opref). In the same way, the ACK flags are set based on the defaults configured with the control command (see above). The arguments -ack, -response, -sequence, -opref, -repeat, <text:span text:style-name="T11">-local, -remote</text:span> are applicable to all interface commands and provide ways to override the defaults and/or optionally force specific sequence numbers for the message. If specified, those sequence numbers (seq and opref) will not affect the standard sequence numbers maintained internally.</text:p>
      <text:p text:style-name="P5">Example:</text:p>
      <text:p text:style-name="P4"><text:tab/>send -ack yes -repeat 2 1 2 15</text:p>
      <text:p text:style-name="P4">The above sequence issues a command to get from the node the ESN and firmware version. The seq byte will have the ACK request bit set, and the command will be <text:soft-page-break/>repeated twice, i.e., sent three times altogether.</text:p>
      <text:p text:style-name="P4"/>
      <text:p text:style-name="P15"/>
      <text:p text:style-name="P4"><text:tab/><text:span text:style-name="T9">getparams </text:span>parameter-tags</text:p>
      <text:p text:style-name="P4">The command accepts the standard options (see send) plus these identifiers of node parameters (arbitrary unique abbreviations): -nodeid, -esn, -master, -netid, -tarp<text:change-start text:change-id="ct253379480"/>a<text:change-end text:change-id="ct253379480"/><text:change-start text:change-id="ct253378336"/>ll<text:change-end text:change-id="ct253378336"/>, -tarpcnt, -tagmgr, -audit, -autoack, -beacon, -version, -uptime, -memstat, -meminfo, -sniff<text:change-start text:change-id="ct253377192"/>, <text:change-end text:change-id="ct253377192"/><text:change-start text:change-id="ct253380312"/>-pegmode<text:change-end text:change-id="ct253380312"/>. It issues a command (CMD_GET) to extract from the node the specified parameters.</text:p>
      <text:p text:style-name="P5">Example:</text:p>
      <text:p text:style-name="P4"><text:tab/>getparams -ack yes -repeat 2 -esn -version</text:p>
      <text:p text:style-name="P4">The above command is equivalent to the send command from the previous example.</text:p>
      <text:p text:style-name="P15"/>
      <text:p text:style-name="P4"><text:tab/><text:span text:style-name="T9">setparams </text:span>parameter-tags-and-values</text:p>
      <text:p text:style-name="P4">The command assigns new values to the specified node parameters. Acceptable parameter tags (corresponding to the settable parameters of the node) are: -nodeid, -master, -netid, -tarplevel, -tarpslack, -tarprrec, -tarpfwd, -tarp<text:change-start text:change-id="ct253378440"/>all<text:change-end text:change-id="ct253378440"/>, -tagmgr, -audit, -autoack, -beacon, -sniff<text:change-start text:change-id="ct253378752"/>, -pegmode<text:change-end text:change-id="ct253378752"/>. Each tag should be followed by a value.<text:change-start text:change-id="ct253378856"/></text:p>
      <text:p text:style-name="P4">Some of the parameters<text:change-end text:change-id="ct253378856"/><text:change-start text:change-id="ct253377296"/> cannot be set in <text:change-end text:change-id="ct253377296"/><text:change-start text:change-id="ct253379584"/>the <text:span text:style-name="T6">regular</text:span> mode (PMOD_REG(0)). First, the host must be set to <text:change-end text:change-id="ct253379584"/><text:change-start text:change-id="ct253379168"/><text:span text:style-name="T6">configurable</text:span> (PMOD_CONF(1)) or <text:span text:style-name="T6">custodian</text:span> (PMOD_CUST(2)) mode<text:change-end text:change-id="ct253379168"/><text:change-start text:change-id="ct253379272"/>.<text:change-end text:change-id="ct253379272"/><text:change-start text:change-id="ct253377504"/> PAR_SNIFF (sniff in shared_plug), PAR_NID (netid), <text:s/>PAR_TARP_S (tarpslack), PAR_TARP_R (tarprrec), PAR_TARP_L (tarplevel) PAR_TARP (tarpall) are such now, more may be added.<text:change-end text:change-id="ct253377504"/></text:p>
      <text:p text:style-name="P4"><text:span text:style-name="T9">A digression:</text:span> note that values (any values specified in arguments of commands) can be expressions (arbitrary sensible expressions acceptable by Tcl). Read section 3.1 from the OSS document for details.</text:p>
      <text:p text:style-name="P5">Example:</text:p>
      <text:p text:style-name="P4"><text:tab/>setparams -nodeid 13 -beacon 12 + 48</text:p>
      <text:p text:style-name="P15"/>
      <text:p text:style-name="P4"><text:tab/><text:span text:style-name="T9">getassoc</text:span> -from index</text:p>
      <text:p text:style-name="P4">The command retrieves from the node the Tag association list. The argument is optional and defaults to zero.</text:p>
      <text:p text:style-name="P15"/>
      <text:p text:style-name="P11"><text:tab/><text:span text:style-name="T9">setassoc</text:span> -from index -mask mask -tags tag-list … -mask mask -tags …</text:p>
      <text:p text:style-name="P4"><text:tab/><text:span text:style-name="T9">setassoc</text:span> -clear</text:p>
      <text:p text:style-name="P4">The command sets or clears (the second variant) the Tag association list at the node. The -from index defaults to zero. The first variant assumes that the last mask value applies to all subsequent tags, e.g.,</text:p>
      <text:p text:style-name="P4"><text:soft-page-break/><text:tab/>setassoc -mask 0x7 -tags 12 13 14 15 16 -mask 0xc0 24 25 26</text:p>
      <text:p text:style-name="P4">will assign the first mask (0x7) to Tags 12, 13, 14, 15, 16, and the second mask (0xc0) to Tags 24, 25, 26.</text:p>
      <text:p text:style-name="Horizontal_20_Line"/>
      <text:p text:style-name="P4"><text:tab/><text:span text:style-name="T9">learning</text:span> -on | -off | -show</text:p>
      <text:p text:style-name="P4">The command switches on and off the learning mode for the node. With -show, the command queries the node for the current setting of the learning mode. All three arguments are exclusive.</text:p>
      <text:p text:style-name="Horizontal_20_Line"/>
      <text:p text:style-name="P4"><text:tab/><text:span text:style-name="T9">relay</text:span> -mode m -destination d list-of-values</text:p>
      <text:p text:style-name="P4">The command provides the hook to the version 1.0 relay request. The -mode argument can be one of three values: 0, 1, 2 translating into the command opcode (0x41, 0x42, 0x43) selecting one of the three variants of relay. The argument is optional and defaults to zero. The -destination argument is mandatory and specifies the destination Node Id. The remaining arguments are values specifying the consecutive bytes of the payload.<text:change-start text:change-id="ct253379688"/></text:p>
      <text:p text:style-name="P4"/>
      <text:h text:style-name="P18" text:outline-level="1">Remote commands</text:h>
      <text:p text:style-name="P2"><text:span text:style-name="T3">With very few exceptions</text:span><text:change-end text:change-id="ct253379688"/><text:change-start text:change-id="ct253380416"/><text:span text:style-name="T3">, they act as regular commands but are executed on a remote peg.</text:span><text:change-end text:change-id="ct253380416"/><text:change-start text:change-id="ct253380624"/><text:span text:style-name="T3"> The node interfacing this </text:span><text:change-end text:change-id="ct253380624"/><text:change-start text:change-id="ct253380520"/><text:span text:style-name="T3">plugin must be in the Custodian mode (PMOD_CUST).</text:span><text:change-end text:change-id="ct253380520"/><text:change-start text:change-id="ct253380936"/><text:span text:style-name="T3"> The node where the command is to be executed must be in the Configurable mode (PMOD_CONF).</text:span><text:change-end text:change-id="ct253380936"/><text:change-start text:change-id="ct253380728"/><text:span text:style-name="T3"> Let's illustrate with an alphatest.xml example, acting from node 1:</text:span></text:p>
      <text:p text:style-name="P4"/>
      <text:p text:style-name="P8"><text:change-end text:change-id="ct253380728"/><text:change-start text:change-id="ct253380832"/>getparam -pegmode</text:p>
      <text:p text:style-name="P8">--&gt;: [81 00 00 01 80 00 00 10]</text:p>
      <text:p text:style-name="P8">-ACK: OK nid=1 seq=1</text:p>
      <text:p text:style-name="P8">&lt;-A: [81 01 00 00 00]</text:p>
      <text:p text:style-name="P10"><text:span text:style-name="T4">-RSP: OK nid=1 ref=0 getparams: </text:span><text:span text:style-name="T5">pegmode=0</text:span></text:p>
      <text:p text:style-name="P8">&lt;-O: [02 01 00 01 80 00 01 00 10 00]</text:p>
      <text:p text:style-name="P8">getparam -pegmode -remote 39351</text:p>
      <text:p text:style-name="P8">--&gt;: [82 00 00 01 81 b7 99 10]</text:p>
      <text:p text:style-name="P8">-ACK: OK nid=1 seq=2</text:p>
      <text:p text:style-name="P8">&lt;-A: [82 01 00 00 00]</text:p>
      <text:p text:style-name="P10"><text:span text:style-name="T4">-RSP: </text:span><text:span text:style-name="T5">ERES</text:span><text:span text:style-name="T4"> nid=1 ref=1 getparams:</text:span></text:p>
      <text:p text:style-name="P8">&lt;-O: [03 01 00 01 81 07 01 00]</text:p>
      <text:p text:style-name="P8">setparam -pegmode 2</text:p>
      <text:p text:style-name="P8">--&gt;: [83 00 00 02 82 00 00 10 02]</text:p>
      <text:p text:style-name="P8"><text:soft-page-break/>-ACK: OK nid=1 seq=3</text:p>
      <text:p text:style-name="P8">&lt;-A: [83 01 00 00 00]</text:p>
      <text:p text:style-name="P8">-RSP: OK nid=1 ref=2 setparams</text:p>
      <text:p text:style-name="P8">&lt;-O: [04 01 00 02 82 00 01 00]</text:p>
      <text:p text:style-name="P8">getparam -pegmode -remote 39351</text:p>
      <text:p text:style-name="P8">--&gt;: [84 00 00 01 83 b7 99 10]</text:p>
      <text:p text:style-name="P8">-ACK: OK nid=1 seq=4</text:p>
      <text:p text:style-name="P2"><text:span text:style-name="T1">&lt;-A: [84 01 00 00 00]</text:span><text:change-end text:change-id="ct253380832"/><text:change text:change-id="ct253381040"/><text:change-start text:change-id="ct255939856"/><text:span text:style-name="T1">-RSP: ERES nid=39351 ref=1 getparams:</text:span></text:p>
      <text:p text:style-name="P2"><text:span text:style-name="T1">&lt;-O: [03 01 00 01 81 07 b7 99]</text:span></text:p>
      <text:p text:style-name="P2"><text:change-end text:change-id="ct255939856"/><text:change-start text:change-id="ct255940064"/>T<text:change-end text:change-id="ct255940064"/><text:change-start text:change-id="ct252766992"/>he remode will respond to RF commands with ERES if it is not in Configurable mode. To continue:</text:p>
      <text:p text:style-name="P2">setparam -pegmode 1 -remote 39351</text:p>
      <text:p text:style-name="P2">--&gt;: [8d 00 00 02 8c b7 99 10 01]</text:p>
      <text:p text:style-name="P2">-ACK: OK nid=1 seq=13</text:p>
      <text:p text:style-name="P2">&lt;-A: [8d 01 00 00 00]</text:p>
      <text:p text:style-name="P2">-RSP: OK nid=39351 ref=12 setparams</text:p>
      <text:p text:style-name="P2">&lt;-O: [05 01 00 02 8c 00 b7 99]</text:p>
      <text:p text:style-name="P2">and now the pair Custodian (node 1) and Configurable (node 39351) is ready to cooperate.</text:p>
      <text:p text:style-name="P2"/>
      <text:h text:style-name="Heading_20_1" text:outline-level="1"><text:change-end text:change-id="ct252766992"/>Responses</text:h>
      <text:p text:style-name="P4">There are two non-trivial responses: node parameters (a response to getparams) and an association list (a response to getassoc). They are presented in a self-explanatory manner. One option of getassoc response tells the current setting of the learning mode.</text:p>
      <text:h text:style-name="Heading_20_1" text:outline-level="1">Reports</text:h>
      <text:p text:style-name="P4">Events, log entries, and (received) relays shown in a self-explanatory mann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1811in" fo:margin-bottom="1.1811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21M18S</meta:editing-duration>
    <meta:editing-cycles>114</meta:editing-cycles>
    <meta:generator>OpenOffice/4.0.1$Win32 OpenOffice.org_project/401m5$Build-9714</meta:generator>
    <dc:date>2016-04-10T14:59:45.77</dc:date>
    <dc:creator>wlodek </dc:creator>
    <meta:document-statistic meta:table-count="2" meta:image-count="0" meta:object-count="0" meta:page-count="8" meta:paragraph-count="162" meta:word-count="2663" meta:character-count="15926"/>
    <meta:user-defined meta:name="Info 1"/>
    <meta:user-defined meta:name="Info 2"/>
    <meta:user-defined meta:name="Info 3"/>
    <meta:user-defined meta:name="Info 4"/>
  </office:meta>
</office:document-meta>
</file>